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4.694cm"/>
    </style:style>
    <style:style style:name="co3" style:family="table-column">
      <style:table-column-properties fo:break-before="auto" style:column-width="6.359cm"/>
    </style:style>
    <style:style style:name="co4" style:family="table-column">
      <style:table-column-properties fo:break-before="auto" style:column-width="4.023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Number_20_Plates_20_Data">
      <style:table-properties table:display="true" style:writing-mode="lr-tb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umber Plates Data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office:value-type="string">
            <text:p>U KNOWL</text:p>
            <text:p/>
          </table:table-cell>
          <table:table-cell office:value-type="string">
            <text:p>2023-05-10 16:03:27</text:p>
          </table:table-cell>
          <table:table-cell office:value-type="string">
            <text:p>Road No. 7, Banjara Hills, 500002</text:p>
          </table:table-cell>
          <table:table-cell office:value-type="string">
            <text:p>scanned_img_0.jpg</text:p>
          </table:table-cell>
          <table:table-cell table:number-columns-repeated="1020"/>
        </table:table-row>
        <table:table-row table:style-name="ro2">
          <table:table-cell office:value-type="string">
            <text:p>HR26DK8337</text:p>
            <text:p/>
          </table:table-cell>
          <table:table-cell office:value-type="string">
            <text:p>2023-05-10 16:03:28</text:p>
          </table:table-cell>
          <table:table-cell office:value-type="string">
            <text:p>Road No. 7, Banjara Hills, 500002</text:p>
          </table:table-cell>
          <table:table-cell office:value-type="string">
            <text:p>scanned_img_1.jpg</text:p>
          </table:table-cell>
          <table:table-cell table:number-columns-repeated="1020"/>
        </table:table-row>
        <table:table-row table:style-name="ro2">
          <table:table-cell office:value-type="string">
            <text:p>HR260K8337</text:p>
            <text:p/>
          </table:table-cell>
          <table:table-cell office:value-type="string">
            <text:p>2023-05-10 16:03:30</text:p>
          </table:table-cell>
          <table:table-cell office:value-type="string">
            <text:p>Road No. 7, Banjara Hills, 500002</text:p>
          </table:table-cell>
          <table:table-cell office:value-type="string">
            <text:p>scanned_img_2.jpg</text:p>
          </table:table-cell>
          <table:table-cell table:number-columns-repeated="1020"/>
        </table:table-row>
        <table:table-row table:style-name="ro2">
          <table:table-cell office:value-type="string">
            <text:p>MR26DK8337</text:p>
            <text:p/>
          </table:table-cell>
          <table:table-cell office:value-type="string">
            <text:p>2023-05-10 16:05:31</text:p>
          </table:table-cell>
          <table:table-cell office:value-type="string">
            <text:p>Road No. 7, Banjara Hills, 500002</text:p>
          </table:table-cell>
          <table:table-cell office:value-type="string">
            <text:p>scanned_img_3.jpg</text:p>
          </table:table-cell>
          <table:table-cell table:number-columns-repeated="1020"/>
        </table:table-row>
        <table:table-row table:style-name="ro3">
          <table:table-cell office:value-type="string">
            <text:p>10<text:span text:style-name="T1">KJ</text:span></text:p>
          </table:table-cell>
          <table:table-cell office:value-type="string">
            <text:p>2023-05-10 16:05:33</text:p>
          </table:table-cell>
          <table:table-cell office:value-type="string">
            <text:p>Road No. 7, Banjara Hills, 500002</text:p>
          </table:table-cell>
          <table:table-cell office:value-type="string">
            <text:p>scanned_img_4.jpg</text:p>
          </table:table-cell>
          <table:table-cell table:number-columns-repeated="1020"/>
        </table:table-row>
        <table:table-row table:style-name="ro4">
          <table:table-cell office:value-type="string">
            <text:p>10KL</text:p>
          </table:table-cell>
          <table:table-cell office:value-type="string">
            <text:p>2023-05-10 16:06:34</text:p>
          </table:table-cell>
          <table:table-cell office:value-type="string">
            <text:p>Road No. 7, Banjara Hills, 500002</text:p>
          </table:table-cell>
          <table:table-cell office:value-type="string">
            <text:p>scanned_img_5.jpg</text:p>
          </table:table-cell>
          <table:table-cell table:number-columns-repeated="1020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0">10/05/2023</text:date>, <text:time>16:0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umber_20_Plates_20_Data" style:display-name="PageStyle_Number Plates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10T16:01:13.73</dc:date>
    <dc:creator>busway OUR WAY</dc:creator>
    <meta:generator>OpenOffice/4.1.14$Win32 OpenOffice.org_project/4114m1$Build-9811</meta:generator>
    <meta:editing-duration>PT5M51S</meta:editing-duration>
    <meta:editing-cycles>1</meta:editing-cycles>
    <meta:document-statistic meta:table-count="1" meta:cell-count="24" meta:object-count="0"/>
  </office:meta>
</office:document-meta>
</file>